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text:s text:c="6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 <text:s text:c="7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text:s text:c="4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text:s text:c="4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 <text:s text:c="11"/>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text:s text:c="6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 <text:s text:c="11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 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braries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16:47:16.121879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2:32.626376089</meta:creation-date>
    <dc:date>2018-02-23T18:02:22.617788957</dc:date>
    <meta:editing-duration>PT1H36M51S</meta:editing-duration>
    <meta:editing-cycles>13</meta:editing-cycles>
    <meta:generator>LibreOffice/5.4.4.2$Linux_X86_64 LibreOffice_project/40m0$Build-2</meta:generator>
    <meta:document-statistic meta:table-count="3" meta:cell-count="317" meta:object-count="0"/>
  </office:meta>
</office:document-meta>
</file>